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521cm"/>
    </style:style>
    <style:style style:name="co12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  <style:text-properties fo:color="#666666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6"/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number-columns-repeated="2" table:default-cell-style-name="ce11"/>
        <table:table-column table:style-name="co8" table:default-cell-style-name="ce9"/>
        <table:table-column table:style-name="co9" table:default-cell-style-name="ce1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table:style-name="ce3"/>
          <table:table-cell table:style-name="ce5" table:number-columns-repeated="3"/>
          <table:table-cell table:style-name="ce7" office:value-type="string" calcext:value-type="string" table:number-columns-spanned="3" table:number-rows-spanned="1">
            <text:p>Operação</text:p>
          </table:table-cell>
          <table:covered-table-cell table:number-columns-repeated="2" table:style-name="ce10"/>
          <table:table-cell table:style-name="ce7" office:value-type="string" calcext:value-type="string" table:number-columns-spanned="3" table:number-rows-spanned="1">
            <text:p>Saldo / Custo</text:p>
          </table:table-cell>
          <table:covered-table-cell table:style-name="ce12"/>
          <table:covered-table-cell table:style-name="ce13"/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Linha</text:p>
          </table:table-cell>
          <table:table-cell table:style-name="ce3" office:value-type="string" calcext:value-type="string">
            <text:p>Material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peração</text:p>
          </table:table-cell>
          <table:table-cell table:style-name="ce5" office:value-type="string" calcext:value-type="string">
            <text:p>Evento</text:p>
          </table:table-cell>
          <table:table-cell table:style-name="ce8" office:value-type="string" calcext:value-type="string">
            <text:p>Quantidade</text:p>
          </table:table-cell>
          <table:table-cell table:style-name="ce10" office:value-type="string" calcext:value-type="string">
            <text:p>Unitário</text:p>
          </table:table-cell>
          <table:table-cell table:style-name="ce10" office:value-type="string" calcext:value-type="string">
            <text:p>Parcial</text:p>
          </table:table-cell>
          <table:table-cell table:style-name="ce8" office:value-type="string" calcext:value-type="string">
            <text:p>Saldo</text:p>
          </table:table-cell>
          <table:table-cell table:style-name="ce10" office:value-type="string" calcext:value-type="string">
            <text:p>Custo Médio</text:p>
          </table:table-cell>
          <table:table-cell table:style-name="ce5" office:value-type="string" calcext:value-type="string">
            <text:p>Valor</text:p>
          </table:table-cell>
          <table:table-cell table:style-name="ce13"/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Descrição</text:p>
          </table:table-cell>
          <table:table-cell table:style-name="ce13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2" calcext:value-type="date">
            <text:p>12/02/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drão</text:p>
          </table:table-cell>
          <table:table-cell office:value-type="float" office:value="2" calcext:value-type="float">
            <text:p>2,0</text:p>
          </table:table-cell>
          <table:table-cell office:value-type="currency" office:currency="BRL" office:value="1" calcext:value-type="currency">
            <text:p>R$ 1,00</text:p>
          </table:table-cell>
          <table:table-cell table:formula="of:=[.F3]*[.G3]" office:value-type="currency" office:currency="BRL" office:value="2" calcext:value-type="currency">
            <text:p>R$ 2,00</text:p>
          </table:table-cell>
          <table:table-cell table:formula="of:=[.F3] * IF([.D3] = &quot;E&quot;;1;-1)" office:value-type="float" office:value="2" calcext:value-type="float">
            <text:p>2,0</text:p>
          </table:table-cell>
          <table:table-cell table:formula="of:=[.I3]/[.H3]" office:value-type="currency" office:currency="BRL" office:value="1" calcext:value-type="currency">
            <text:p>R$ 1,00</text:p>
          </table:table-cell>
          <table:table-cell table:style-name="ce11" table:formula="of:=[.J3]*[.I3]" office:value-type="currency" office:currency="BRL" office:value="2" calcext:value-type="currency">
            <text:p>R$ 2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enda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3" calcext:value-type="date">
            <text:p>13/02/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rão</text:p>
          </table:table-cell>
          <table:table-cell office:value-type="float" office:value="1" calcext:value-type="float">
            <text:p>1,0</text:p>
          </table:table-cell>
          <table:table-cell office:value-type="currency" office:currency="BRL" office:value="1.5" calcext:value-type="currency">
            <text:p>R$ 1,50</text:p>
          </table:table-cell>
          <table:table-cell table:formula="of:=[.F4]*[.G4]" office:value-type="currency" office:currency="BRL" office:value="1.5" calcext:value-type="currency">
            <text:p>R$ 1,50</text:p>
          </table:table-cell>
          <table:table-cell table:formula="of:=[.I3]+[.F4] * IF([.D4] = &quot;E&quot;;1;-1)" office:value-type="float" office:value="1" calcext:value-type="float">
            <text:p>1,0</text:p>
          </table:table-cell>
          <table:table-cell table:formula="of:=IF([.D4]=&quot;S&quot;;[.J3];([.K3]+[.H4])/([.I3]+[.F4]))" office:value-type="currency" office:currency="BRL" office:value="1" calcext:value-type="currency">
            <text:p>R$ 1,00</text:p>
          </table:table-cell>
          <table:table-cell table:style-name="ce11" table:formula="of:=[.J4]*[.I4]" office:value-type="currency" office:currency="BRL" office:value="1" calcext:value-type="currency">
            <text:p>R$ 1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téria Prima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3" calcext:value-type="date">
            <text:p>13/02/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drão</text:p>
          </table:table-cell>
          <table:table-cell office:value-type="float" office:value="1" calcext:value-type="float">
            <text:p>1,0</text:p>
          </table:table-cell>
          <table:table-cell office:value-type="currency" office:currency="BRL" office:value="2" calcext:value-type="currency">
            <text:p>R$ 2,00</text:p>
          </table:table-cell>
          <table:table-cell table:formula="of:=[.F5]*[.G5]" office:value-type="currency" office:currency="BRL" office:value="2" calcext:value-type="currency">
            <text:p>R$ 2,00</text:p>
          </table:table-cell>
          <table:table-cell table:formula="of:=[.I4]+[.F5] * IF([.D5] = &quot;E&quot;;1;-1)" office:value-type="float" office:value="2" calcext:value-type="float">
            <text:p>2,0</text:p>
          </table:table-cell>
          <table:table-cell table:formula="of:=IF([.D5]=&quot;S&quot;;[.J4];([.K4]+[.H5])/([.I4]+[.F5]))" office:value-type="currency" office:currency="BRL" office:value="1.5" calcext:value-type="currency">
            <text:p>R$ 1,50</text:p>
          </table:table-cell>
          <table:table-cell table:style-name="ce11" table:formula="of:=[.J5]*[.I5]" office:value-type="currency" office:currency="BRL" office:value="3" calcext:value-type="currency">
            <text:p>R$ 3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duto Acabado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4" calcext:value-type="date">
            <text:p>14/02/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drão</text:p>
          </table:table-cell>
          <table:table-cell office:value-type="float" office:value="1" calcext:value-type="float">
            <text:p>1,0</text:p>
          </table:table-cell>
          <table:table-cell office:value-type="currency" office:currency="BRL" office:value="2" calcext:value-type="currency">
            <text:p>R$ 2,00</text:p>
          </table:table-cell>
          <table:table-cell table:formula="of:=[.F6]*[.G6]" office:value-type="currency" office:currency="BRL" office:value="2" calcext:value-type="currency">
            <text:p>R$ 2,00</text:p>
          </table:table-cell>
          <table:table-cell table:formula="of:=[.I5]+[.F6] * IF([.D6] = &quot;E&quot;;1;-1)" office:value-type="float" office:value="3" calcext:value-type="float">
            <text:p>3,0</text:p>
          </table:table-cell>
          <table:table-cell table:formula="of:=IF([.D6]=&quot;S&quot;;[.J5];([.K5]+[.H6])/([.I5]+[.F6]))" office:value-type="currency" office:currency="BRL" office:value="1.66666666666667" calcext:value-type="currency">
            <text:p>R$ 1,67</text:p>
          </table:table-cell>
          <table:table-cell table:style-name="ce11" table:formula="of:=[.J6]*[.I6]" office:value-type="currency" office:currency="BRL" office:value="5" calcext:value-type="currency">
            <text:p>R$ 5,0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4" calcext:value-type="date">
            <text:p>14/02/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rão</text:p>
          </table:table-cell>
          <table:table-cell office:value-type="float" office:value="2" calcext:value-type="float">
            <text:p>2,0</text:p>
          </table:table-cell>
          <table:table-cell office:value-type="currency" office:currency="BRL" office:value="3" calcext:value-type="currency">
            <text:p>R$ 3,00</text:p>
          </table:table-cell>
          <table:table-cell table:formula="of:=[.F7]*[.G7]" office:value-type="currency" office:currency="BRL" office:value="6" calcext:value-type="currency">
            <text:p>R$ 6,00</text:p>
          </table:table-cell>
          <table:table-cell table:formula="of:=[.I6]+[.F7] * IF([.D7] = &quot;E&quot;;1;-1)" office:value-type="float" office:value="1" calcext:value-type="float">
            <text:p>1,0</text:p>
          </table:table-cell>
          <table:table-cell table:formula="of:=IF([.D7]=&quot;S&quot;;[.J6];([.K6]+[.H7])/([.I6]+[.F7]))" office:value-type="currency" office:currency="BRL" office:value="1.66666666666667" calcext:value-type="currency">
            <text:p>R$ 1,67</text:p>
          </table:table-cell>
          <table:table-cell table:style-name="ce11" table:formula="of:=[.J7]*[.I7]" office:value-type="currency" office:currency="BRL" office:value="1.66666666666667" calcext:value-type="currency">
            <text:p>R$ 1,6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11</text:p>
          </table:table-cell>
          <table:table-cell table:style-name="ce6" office:value-type="date" office:date-value="2015-02-14" calcext:value-type="date">
            <text:p>14/02/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rão</text:p>
          </table:table-cell>
          <table:table-cell office:value-type="float" office:value="1" calcext:value-type="float">
            <text:p>1,0</text:p>
          </table:table-cell>
          <table:table-cell office:value-type="currency" office:currency="BRL" office:value="4" calcext:value-type="currency">
            <text:p>R$ 4,00</text:p>
          </table:table-cell>
          <table:table-cell table:formula="of:=[.F8]*[.G8]" office:value-type="currency" office:currency="BRL" office:value="4" calcext:value-type="currency">
            <text:p>R$ 4,00</text:p>
          </table:table-cell>
          <table:table-cell table:formula="of:=[.I7]+[.F8] * IF([.D8] = &quot;E&quot;;1;-1)" office:value-type="float" office:value="0" calcext:value-type="float">
            <text:p>0,0</text:p>
          </table:table-cell>
          <table:table-cell table:formula="of:=IF([.D8]=&quot;S&quot;;[.J7];([.K7]+[.H8])/([.I7]+[.F8]))" office:value-type="currency" office:currency="BRL" office:value="1.66666666666667" calcext:value-type="currency">
            <text:p>R$ 1,67</text:p>
          </table:table-cell>
          <table:table-cell table:style-name="ce11" table:formula="of:=[.J8]*[.I8]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Linha</text:p>
          </table:table-cell>
          <table:table-cell table:style-name="ce1" office:value-type="string" calcext:value-type="string">
            <text:p>Tipo</text:p>
          </table:table-cell>
          <table:table-cell/>
          <table:table-cell office:value-type="string" calcext:value-type="string">
            <text:p>Inventario</text:p>
          </table:table-cell>
          <table:table-cell table:number-columns-repeated="4"/>
          <table:table-cell table:style-name="ce8" office:value-type="string" calcext:value-type="string">
            <text:p>Saldo</text:p>
          </table:table-cell>
          <table:table-cell table:style-name="ce10" office:value-type="string" calcext:value-type="string">
            <text:p>Custo Médio</text:p>
          </table:table-cell>
          <table:table-cell table:style-name="ce10" office:value-type="string" calcext:value-type="string">
            <text:p>Valor</text:p>
          </table:table-cell>
          <table:table-cell office:value-type="string" calcext:value-type="string">
            <text:p>I Saldo</text:p>
          </table:table-cell>
          <table:table-cell office:value-type="string" calcext:value-type="string">
            <text:p>I Custo Médio</text:p>
          </table:table-cell>
          <table:table-cell office:value-type="string" calcext:value-type="string">
            <text:p>I Valor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formula="of:=VLOOKUP([.B11:.B100];[.$M$3:.$N$5];2)" office:value-type="string" office:string-value="Revenda" calcext:value-type="string">
            <text:p>Revenda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float" office:value="2" calcext:value-type="float">
            <text:p>2,0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" table:formula="of:=[.I11]*[.J11]" office:value-type="currency" office:currency="BRL" office:value="2" calcext:value-type="currency">
            <text:p>R$ 2,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L11]*[.M11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VLOOKUP([.B12];[.$M$3:.$N$5];2)" office:value-type="string" office:string-value="Revenda" calcext:value-type="string">
            <text:p>Revenda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" calcext:value-type="float">
            <text:p>1,0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" table:formula="of:=[.I12]*[.J12]" office:value-type="currency" office:currency="BRL" office:value="1" calcext:value-type="currency">
            <text:p>R$ 1,00</text:p>
          </table:table-cell>
          <table:table-cell table:style-name="ce9" table:formula="of:=IF([.D12]=&quot;S&quot;;[.I12];[.I11])" office:value-type="float" office:value="1" calcext:value-type="float">
            <text:p>1,0</text:p>
          </table:table-cell>
          <table:table-cell table:style-name="ce9" table:formula="of:=IF([.E12]=&quot;S&quot;;[.J12];[.J11])" office:value-type="float" office:value="1" calcext:value-type="float">
            <text:p>1,0</text:p>
          </table:table-cell>
          <table:table-cell table:number-columns-repeated="1010"/>
        </table:table-row>
        <table:table-row table:style-name="ro1" table:number-rows-repeated="5">
          <table:table-cell/>
          <table:table-cell table:style-name="Default"/>
          <table:table-cell table:number-columns-repeated="8"/>
          <table:table-cell table:style-name="ce11"/>
          <table:table-cell table:number-columns-repeated="1012"/>
        </table:table-row>
        <table:table-row table:style-name="ro1" table:number-rows-repeated="13">
          <table:table-cell/>
          <table:table-cell table:style-name="Default"/>
          <table:table-cell table:number-columns-repeated="1021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7:11:18.862000000</meta:creation-date>
    <dc:date>2015-02-14T14:02:04.933000000</dc:date>
    <meta:editing-duration>PT18H21M5S</meta:editing-duration>
    <meta:editing-cycles>1</meta:editing-cycles>
    <meta:document-statistic meta:table-count="1" meta:cell-count="115" meta:object-count="0"/>
    <meta:generator>LibreOffice/4.3.5.2$Windows_x86 LibreOffice_project/3a87456aaa6a95c63eea1c1b3201acedf0751bd5</meta:generator>
  </office:meta>
</office:document-meta>
</file>